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20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Arial" fo:font-size="28pt" fo:text-shadow="1pt 1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line-height="100%" fo:text-align="center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2" fo:font-size="36pt" fo:text-shadow="none" style:font-size-asian="36pt" style:font-size-complex="36pt"/>
    </style:style>
    <style:style style:name="P8" style:family="paragraph">
      <style:paragraph-properties fo:margin-left="0cm" fo:margin-right="0cm" fo:line-height="100%" fo:text-align="center" fo:text-indent="0cm"/>
      <style:text-properties fo:font-size="28pt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2" fo:font-size="28pt" fo:text-shadow="1pt 1pt" style:font-size-asian="28pt" style:font-size-complex="28pt"/>
    </style:style>
    <style:style style:name="P10" style:family="paragraph">
      <style:paragraph-properties fo:margin-left="0.318cm" fo:margin-right="0cm" fo:text-align="center" fo:text-indent="0cm"/>
      <style:text-properties fo:font-size="28pt"/>
    </style:style>
    <style:style style:name="P11" style:family="paragraph">
      <style:paragraph-properties fo:margin-left="0.318cm" fo:margin-right="0cm" fo:text-indent="0cm"/>
      <style:text-properties fo:font-size="28pt"/>
    </style:style>
    <style:style style:name="P12" style:family="paragraph">
      <style:paragraph-properties fo:margin-left="0cm" fo:margin-right="0cm" fo:text-indent="0cm"/>
      <style:text-properties fo:font-size="28pt"/>
    </style:style>
    <style:style style:name="P13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Arial" fo:font-size="28pt" fo:text-shadow="1pt 1pt" style:font-size-asian="28pt" style:font-size-complex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 Semibold" fo:font-size="36pt" fo:text-shadow="none" fo:font-weight="normal" style:font-size-asian="36pt" style:font-weight-asian="normal" style:font-size-complex="36pt" style:font-weight-complex="normal"/>
    </style:style>
    <style:style style:name="T6" style:family="text">
      <style:text-properties fo:color="#ffffff" style:font-name="Arial" fo:font-size="16pt" fo:text-shadow="1pt 1pt" fo:font-weight="bold" style:font-size-asian="16pt" style:font-weight-asian="bold" style:font-size-complex="16pt" style:font-weight-complex="bold"/>
    </style:style>
    <style:style style:name="T7" style:family="text">
      <style:text-properties fo:color="#ffffff" style:font-name="Arial" fo:font-size="16pt" fo:text-shadow="1pt 1pt" style:font-size-asian="16pt" style:font-size-complex="1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3cm" svg:height="3.143cm" svg:x="1.778cm" svg:y="0.508cm">
          <draw:text-box>
            <text:p text:style-name="P1"><text:span text:style-name="T1">Hymn #709</text:span></text:p>
            <text:p text:style-name="P1"><text:span text:style-name="T2">“</text:span><text:span text:style-name="T2">The King of Love My Shepherd Is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5" draw:layer="layout" svg:width="24.638cm" svg:height="7.112cm" svg:x="1.524cm" svg:y="0.508cm">
          <draw:text-box>
            <text:p text:style-name="P4"><text:span text:style-name="T3">1. </text:span><text:span text:style-name="T4">The King of love my shepherd is,</text:span></text:p>
            <text:p text:style-name="P4"><text:span text:style-name="T4">Whose goodness faileth never;</text:span></text:p>
            <text:p text:style-name="P4"><text:span text:style-name="T4">I nothing lack if I am His</text:span></text:p>
            <text:p text:style-name="P4"><text:span text:style-name="T4">And He is mine foreve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5" draw:layer="layout" svg:width="24.892cm" svg:height="7.366cm" svg:x="1.524cm" svg:y="0.508cm">
          <draw:text-box>
            <text:p text:style-name="P4"><text:span text:style-name="T3">2. </text:span><text:span text:style-name="T4">Where streams of living water flow,</text:span></text:p>
            <text:p text:style-name="P4"><text:span text:style-name="T4">My ransomed soul He leadeth</text:span></text:p>
            <text:p text:style-name="P4"><text:span text:style-name="T4">And, where the verdant pastures grow,</text:span></text:p>
            <text:p text:style-name="P4"><text:span text:style-name="T4">With food celestial feedeth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draw:style-name="gr5" draw:text-style-name="P7" draw:layer="layout" svg:width="24.638cm" svg:height="7.214cm" svg:x="1.778cm" svg:y="0.508cm">
          <draw:text-box>
            <text:p text:style-name="P4"><text:span text:style-name="T5">3.</text:span><text:span text:style-name="T3"> </text:span><text:span text:style-name="T4">Perverse and foolish oft I strayed,</text:span></text:p>
            <text:p text:style-name="P4"><text:span text:style-name="T4">But yet in love He sought me</text:span></text:p>
            <text:p text:style-name="P4"><text:span text:style-name="T4">And on His shoulder gently laid</text:span></text:p>
            <text:p text:style-name="P4"><text:span text:style-name="T4">And home rejoicing brought 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office:forms form:automatic-focus="false" form:apply-design-mode="false"/>
        <draw:frame draw:style-name="gr5" draw:text-style-name="P5" draw:layer="layout" svg:width="24.638cm" svg:height="7.214cm" svg:x="1.688cm" svg:y="0.528cm">
          <draw:text-box>
            <text:p text:style-name="P4"><text:span text:style-name="T3">4. </text:span><text:span text:style-name="T4">In death’s dark vale I fear no ill</text:span></text:p>
            <text:p text:style-name="P4"><text:span text:style-name="T4">With Thee, dear Lord, beside me,</text:span></text:p>
            <text:p text:style-name="P4"><text:span text:style-name="T4">Thy rod and staff my comfort still,</text:span></text:p>
            <text:p text:style-name="P4"><text:span text:style-name="T4">Thy cross before to guide m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office:forms form:automatic-focus="false" form:apply-design-mode="false"/>
        <draw:frame draw:style-name="gr6" draw:text-style-name="P9" draw:layer="layout" svg:width="24.892cm" svg:height="7.011cm" svg:x="1.571cm" svg:y="0.508cm">
          <draw:text-box>
            <text:p text:style-name="P8"><text:span text:style-name="T3">5. </text:span><text:span text:style-name="T4">Thou spreadst a table in my sight;</text:span></text:p>
            <text:p text:style-name="P8"><text:span text:style-name="T4">Thine unction grace bestoweth;</text:span></text:p>
            <text:p text:style-name="P8"><text:span text:style-name="T4">And, oh, what transport of delight</text:span></text:p>
            <text:p text:style-name="P8"><text:span text:style-name="T4">From Thy pure chalice floweth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office:forms form:automatic-focus="false" form:apply-design-mode="false"/>
        <draw:frame draw:style-name="gr7" draw:text-style-name="P13" draw:layer="layout" svg:width="24.892cm" svg:height="12.453cm" svg:x="1.618cm" svg:y="0.501cm">
          <draw:text-box>
            <text:p text:style-name="P8"><text:span text:style-name="T3">6. </text:span><text:span text:style-name="T4">And so through all the length of days</text:span></text:p>
            <text:p text:style-name="P8"><text:span text:style-name="T4">Thy goodness faileth never;</text:span></text:p>
            <text:p text:style-name="P8"><text:span text:style-name="T4">Good Shepherd, may I sing Thy praise</text:span></text:p>
            <text:p text:style-name="P8"><text:span text:style-name="T4">Within Thy house forever!</text:span></text:p>
            <text:p text:style-name="P10"><text:span text:style-name="T6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2"><text:span text:style-name="T8"><text:s text:c="11"/></text:span></text:p>
            <text:p text:style-name="P12"><text:span text:style-name="T8"/></text:p>
            <text:p text:style-name="P12"><text:span text:style-name="T8"><text:s text:c="10"/></text:span><text:span text:style-name="T8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0-09T07:38:16.514000000</meta:creation-date>
    <dc:date>2019-04-29T13:15:22.834000000</dc:date>
    <meta:editing-duration>PT50M50S</meta:editing-duration>
    <meta:editing-cycles>18</meta:editing-cycles>
    <meta:generator>LibreOffice/6.1.5.2$Windows_X86_64 LibreOffice_project/90f8dcf33c87b3705e78202e3df5142b201bd805</meta:generator>
    <meta:document-statistic meta:object-count="42"/>
  </office:meta>
</office:document-meta>
</file>